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8.95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16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10010" calcext:value-type="float">
            <text:p>410010</text:p>
          </table:table-cell>
          <table:table-cell office:value-type="string" calcext:value-type="string">
            <text:p>Abatiá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float" office:value="410020" calcext:value-type="float">
            <text:p>410020</text:p>
          </table:table-cell>
          <table:table-cell office:value-type="string" calcext:value-type="string">
            <text:p>Adrianópolis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410030" calcext:value-type="float">
            <text:p>410030</text:p>
          </table:table-cell>
          <table:table-cell office:value-type="string" calcext:value-type="string">
            <text:p>Agudos do Sul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410040" calcext:value-type="float">
            <text:p>410040</text:p>
          </table:table-cell>
          <table:table-cell office:value-type="string" calcext:value-type="string">
            <text:p>Almirante Tamandaré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410045" calcext:value-type="float">
            <text:p>410045</text:p>
          </table:table-cell>
          <table:table-cell office:value-type="string" calcext:value-type="string">
            <text:p>Altamira do Paraná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410050" calcext:value-type="float">
            <text:p>410050</text:p>
          </table:table-cell>
          <table:table-cell office:value-type="string" calcext:value-type="string">
            <text:p>Altônia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410060" calcext:value-type="float">
            <text:p>410060</text:p>
          </table:table-cell>
          <table:table-cell office:value-type="string" calcext:value-type="string">
            <text:p>Alto Paraná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float" office:value="410070" calcext:value-type="float">
            <text:p>410070</text:p>
          </table:table-cell>
          <table:table-cell office:value-type="string" calcext:value-type="string">
            <text:p>Alto Piquiri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float" office:value="410080" calcext:value-type="float">
            <text:p>410080</text:p>
          </table:table-cell>
          <table:table-cell office:value-type="string" calcext:value-type="string">
            <text:p>Alvorada do Sul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410090" calcext:value-type="float">
            <text:p>410090</text:p>
          </table:table-cell>
          <table:table-cell office:value-type="string" calcext:value-type="string">
            <text:p>Amaporã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410100" calcext:value-type="float">
            <text:p>410100</text:p>
          </table:table-cell>
          <table:table-cell office:value-type="string" calcext:value-type="string">
            <text:p>Ampére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float" office:value="410105" calcext:value-type="float">
            <text:p>410105</text:p>
          </table:table-cell>
          <table:table-cell office:value-type="string" calcext:value-type="string">
            <text:p>Anahy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410110" calcext:value-type="float">
            <text:p>410110</text:p>
          </table:table-cell>
          <table:table-cell office:value-type="string" calcext:value-type="string">
            <text:p>Andirá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410115" calcext:value-type="float">
            <text:p>410115</text:p>
          </table:table-cell>
          <table:table-cell office:value-type="string" calcext:value-type="string">
            <text:p>Ângulo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410120" calcext:value-type="float">
            <text:p>410120</text:p>
          </table:table-cell>
          <table:table-cell office:value-type="string" calcext:value-type="string">
            <text:p>Antonina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410130" calcext:value-type="float">
            <text:p>410130</text:p>
          </table:table-cell>
          <table:table-cell office:value-type="string" calcext:value-type="string">
            <text:p>Antônio Olinto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410140" calcext:value-type="float">
            <text:p>410140</text:p>
          </table:table-cell>
          <table:table-cell office:value-type="string" calcext:value-type="string">
            <text:p>Apucarana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410150" calcext:value-type="float">
            <text:p>410150</text:p>
          </table:table-cell>
          <table:table-cell office:value-type="string" calcext:value-type="string">
            <text:p>Arapongas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410160" calcext:value-type="float">
            <text:p>410160</text:p>
          </table:table-cell>
          <table:table-cell office:value-type="string" calcext:value-type="string">
            <text:p>Arapoti</text:p>
          </table:table-cell>
          <table:table-cell office:value-type="float" office:value="30.7" calcext:value-type="float">
            <text:p>30,7</text:p>
          </table:table-cell>
        </table:table-row>
        <table:table-row table:style-name="ro1">
          <table:table-cell office:value-type="float" office:value="410165" calcext:value-type="float">
            <text:p>410165</text:p>
          </table:table-cell>
          <table:table-cell office:value-type="string" calcext:value-type="string">
            <text:p>Arapuã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410170" calcext:value-type="float">
            <text:p>410170</text:p>
          </table:table-cell>
          <table:table-cell office:value-type="string" calcext:value-type="string">
            <text:p>Araruna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410180" calcext:value-type="float">
            <text:p>410180</text:p>
          </table:table-cell>
          <table:table-cell office:value-type="string" calcext:value-type="string">
            <text:p>Araucária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410185" calcext:value-type="float">
            <text:p>410185</text:p>
          </table:table-cell>
          <table:table-cell office:value-type="string" calcext:value-type="string">
            <text:p>Ariranha do Ivaí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410190" calcext:value-type="float">
            <text:p>410190</text:p>
          </table:table-cell>
          <table:table-cell office:value-type="string" calcext:value-type="string">
            <text:p>Assaí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410200" calcext:value-type="float">
            <text:p>410200</text:p>
          </table:table-cell>
          <table:table-cell office:value-type="string" calcext:value-type="string">
            <text:p>Assis Chateaubriand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410210" calcext:value-type="float">
            <text:p>410210</text:p>
          </table:table-cell>
          <table:table-cell office:value-type="string" calcext:value-type="string">
            <text:p>Astorg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0220" calcext:value-type="float">
            <text:p>410220</text:p>
          </table:table-cell>
          <table:table-cell office:value-type="string" calcext:value-type="string">
            <text:p>Atalaia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410230" calcext:value-type="float">
            <text:p>410230</text:p>
          </table:table-cell>
          <table:table-cell office:value-type="string" calcext:value-type="string">
            <text:p>Balsa Nova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410240" calcext:value-type="float">
            <text:p>410240</text:p>
          </table:table-cell>
          <table:table-cell office:value-type="string" calcext:value-type="string">
            <text:p>Bandeirantes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410250" calcext:value-type="float">
            <text:p>410250</text:p>
          </table:table-cell>
          <table:table-cell office:value-type="string" calcext:value-type="string">
            <text:p>Barbosa Ferraz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0260" calcext:value-type="float">
            <text:p>410260</text:p>
          </table:table-cell>
          <table:table-cell office:value-type="string" calcext:value-type="string">
            <text:p>Barracão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410270" calcext:value-type="float">
            <text:p>410270</text:p>
          </table:table-cell>
          <table:table-cell office:value-type="string" calcext:value-type="string">
            <text:p>Barra do Jacaré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410275" calcext:value-type="float">
            <text:p>410275</text:p>
          </table:table-cell>
          <table:table-cell office:value-type="string" calcext:value-type="string">
            <text:p>Bela Vista da Caroba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410280" calcext:value-type="float">
            <text:p>410280</text:p>
          </table:table-cell>
          <table:table-cell office:value-type="string" calcext:value-type="string">
            <text:p>Bela Vista do Paraíso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410290" calcext:value-type="float">
            <text:p>410290</text:p>
          </table:table-cell>
          <table:table-cell office:value-type="string" calcext:value-type="string">
            <text:p>Bituruna</text:p>
          </table:table-cell>
          <table:table-cell office:value-type="float" office:value="34.3" calcext:value-type="float">
            <text:p>34,3</text:p>
          </table:table-cell>
        </table:table-row>
        <table:table-row table:style-name="ro1">
          <table:table-cell office:value-type="float" office:value="410300" calcext:value-type="float">
            <text:p>410300</text:p>
          </table:table-cell>
          <table:table-cell office:value-type="string" calcext:value-type="string">
            <text:p>Boa Esperança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410302" calcext:value-type="float">
            <text:p>410302</text:p>
          </table:table-cell>
          <table:table-cell office:value-type="string" calcext:value-type="string">
            <text:p>Boa Esperança do Iguaçu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410304" calcext:value-type="float">
            <text:p>410304</text:p>
          </table:table-cell>
          <table:table-cell office:value-type="string" calcext:value-type="string">
            <text:p>Boa Ventura de São Roque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410305" calcext:value-type="float">
            <text:p>410305</text:p>
          </table:table-cell>
          <table:table-cell office:value-type="string" calcext:value-type="string">
            <text:p>Boa Vista da Aparecida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410310" calcext:value-type="float">
            <text:p>410310</text:p>
          </table:table-cell>
          <table:table-cell office:value-type="string" calcext:value-type="string">
            <text:p>Bocaiúva do Sul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410315" calcext:value-type="float">
            <text:p>410315</text:p>
          </table:table-cell>
          <table:table-cell office:value-type="string" calcext:value-type="string">
            <text:p>Bom Jesus do Sul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410320" calcext:value-type="float">
            <text:p>410320</text:p>
          </table:table-cell>
          <table:table-cell office:value-type="string" calcext:value-type="string">
            <text:p>Bom Sucesso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410322" calcext:value-type="float">
            <text:p>410322</text:p>
          </table:table-cell>
          <table:table-cell office:value-type="string" calcext:value-type="string">
            <text:p>Bom Sucesso do Sul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410330" calcext:value-type="float">
            <text:p>410330</text:p>
          </table:table-cell>
          <table:table-cell office:value-type="string" calcext:value-type="string">
            <text:p>Borrazópoli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0335" calcext:value-type="float">
            <text:p>410335</text:p>
          </table:table-cell>
          <table:table-cell office:value-type="string" calcext:value-type="string">
            <text:p>Braganey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410337" calcext:value-type="float">
            <text:p>410337</text:p>
          </table:table-cell>
          <table:table-cell office:value-type="string" calcext:value-type="string">
            <text:p>Brasilândia do Sul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410340" calcext:value-type="float">
            <text:p>410340</text:p>
          </table:table-cell>
          <table:table-cell office:value-type="string" calcext:value-type="string">
            <text:p>Cafeara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410345" calcext:value-type="float">
            <text:p>410345</text:p>
          </table:table-cell>
          <table:table-cell office:value-type="string" calcext:value-type="string">
            <text:p>Cafelândia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410347" calcext:value-type="float">
            <text:p>410347</text:p>
          </table:table-cell>
          <table:table-cell office:value-type="string" calcext:value-type="string">
            <text:p>Cafezal do Sul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410350" calcext:value-type="float">
            <text:p>410350</text:p>
          </table:table-cell>
          <table:table-cell office:value-type="string" calcext:value-type="string">
            <text:p>Califórnia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410360" calcext:value-type="float">
            <text:p>410360</text:p>
          </table:table-cell>
          <table:table-cell office:value-type="string" calcext:value-type="string">
            <text:p>Cambará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410370" calcext:value-type="float">
            <text:p>410370</text:p>
          </table:table-cell>
          <table:table-cell office:value-type="string" calcext:value-type="string">
            <text:p>Cambé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410380" calcext:value-type="float">
            <text:p>410380</text:p>
          </table:table-cell>
          <table:table-cell office:value-type="string" calcext:value-type="string">
            <text:p>Cambira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410390" calcext:value-type="float">
            <text:p>410390</text:p>
          </table:table-cell>
          <table:table-cell office:value-type="string" calcext:value-type="string">
            <text:p>Campina da Lagoa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410395" calcext:value-type="float">
            <text:p>410395</text:p>
          </table:table-cell>
          <table:table-cell office:value-type="string" calcext:value-type="string">
            <text:p>Campina do Simão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410400" calcext:value-type="float">
            <text:p>410400</text:p>
          </table:table-cell>
          <table:table-cell office:value-type="string" calcext:value-type="string">
            <text:p>Campina Grande do Sul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float" office:value="410405" calcext:value-type="float">
            <text:p>410405</text:p>
          </table:table-cell>
          <table:table-cell office:value-type="string" calcext:value-type="string">
            <text:p>Campo Bonito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10410" calcext:value-type="float">
            <text:p>410410</text:p>
          </table:table-cell>
          <table:table-cell office:value-type="string" calcext:value-type="string">
            <text:p>Campo do Tenen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0420" calcext:value-type="float">
            <text:p>410420</text:p>
          </table:table-cell>
          <table:table-cell office:value-type="string" calcext:value-type="string">
            <text:p>Campo Largo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410425" calcext:value-type="float">
            <text:p>410425</text:p>
          </table:table-cell>
          <table:table-cell office:value-type="string" calcext:value-type="string">
            <text:p>Campo Magro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410430" calcext:value-type="float">
            <text:p>410430</text:p>
          </table:table-cell>
          <table:table-cell office:value-type="string" calcext:value-type="string">
            <text:p>Campo Mourão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410440" calcext:value-type="float">
            <text:p>410440</text:p>
          </table:table-cell>
          <table:table-cell office:value-type="string" calcext:value-type="string">
            <text:p>Cândido de Abreu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410442" calcext:value-type="float">
            <text:p>410442</text:p>
          </table:table-cell>
          <table:table-cell office:value-type="string" calcext:value-type="string">
            <text:p>Candói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0445" calcext:value-type="float">
            <text:p>410445</text:p>
          </table:table-cell>
          <table:table-cell office:value-type="string" calcext:value-type="string">
            <text:p>Cantagalo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410450" calcext:value-type="float">
            <text:p>410450</text:p>
          </table:table-cell>
          <table:table-cell office:value-type="string" calcext:value-type="string">
            <text:p>Capanema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float" office:value="410460" calcext:value-type="float">
            <text:p>410460</text:p>
          </table:table-cell>
          <table:table-cell office:value-type="string" calcext:value-type="string">
            <text:p>Capitão Leônidas Marques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float" office:value="410465" calcext:value-type="float">
            <text:p>410465</text:p>
          </table:table-cell>
          <table:table-cell office:value-type="string" calcext:value-type="string">
            <text:p>Carambeí</text:p>
          </table:table-cell>
          <table:table-cell office:value-type="float" office:value="28.3" calcext:value-type="float">
            <text:p>28,3</text:p>
          </table:table-cell>
        </table:table-row>
        <table:table-row table:style-name="ro1">
          <table:table-cell office:value-type="float" office:value="410470" calcext:value-type="float">
            <text:p>410470</text:p>
          </table:table-cell>
          <table:table-cell office:value-type="string" calcext:value-type="string">
            <text:p>Carlópolis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410480" calcext:value-type="float">
            <text:p>410480</text:p>
          </table:table-cell>
          <table:table-cell office:value-type="string" calcext:value-type="string">
            <text:p>Cascavel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410490" calcext:value-type="float">
            <text:p>410490</text:p>
          </table:table-cell>
          <table:table-cell office:value-type="string" calcext:value-type="string">
            <text:p>Castr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0500" calcext:value-type="float">
            <text:p>410500</text:p>
          </table:table-cell>
          <table:table-cell office:value-type="string" calcext:value-type="string">
            <text:p>Catanduv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0510" calcext:value-type="float">
            <text:p>410510</text:p>
          </table:table-cell>
          <table:table-cell office:value-type="string" calcext:value-type="string">
            <text:p>Centenário do Sul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10520" calcext:value-type="float">
            <text:p>410520</text:p>
          </table:table-cell>
          <table:table-cell office:value-type="string" calcext:value-type="string">
            <text:p>Cerro Azul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float" office:value="410530" calcext:value-type="float">
            <text:p>410530</text:p>
          </table:table-cell>
          <table:table-cell office:value-type="string" calcext:value-type="string">
            <text:p>Céu Azul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410540" calcext:value-type="float">
            <text:p>410540</text:p>
          </table:table-cell>
          <table:table-cell office:value-type="string" calcext:value-type="string">
            <text:p>Chopinzinho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410550" calcext:value-type="float">
            <text:p>410550</text:p>
          </table:table-cell>
          <table:table-cell office:value-type="string" calcext:value-type="string">
            <text:p>Cianorte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410560" calcext:value-type="float">
            <text:p>410560</text:p>
          </table:table-cell>
          <table:table-cell office:value-type="string" calcext:value-type="string">
            <text:p>Cidade Gaúcha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float" office:value="410570" calcext:value-type="float">
            <text:p>410570</text:p>
          </table:table-cell>
          <table:table-cell office:value-type="string" calcext:value-type="string">
            <text:p>Clevelândia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410580" calcext:value-type="float">
            <text:p>410580</text:p>
          </table:table-cell>
          <table:table-cell office:value-type="string" calcext:value-type="string">
            <text:p>Colombo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410590" calcext:value-type="float">
            <text:p>410590</text:p>
          </table:table-cell>
          <table:table-cell office:value-type="string" calcext:value-type="string">
            <text:p>Colorado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410600" calcext:value-type="float">
            <text:p>410600</text:p>
          </table:table-cell>
          <table:table-cell office:value-type="string" calcext:value-type="string">
            <text:p>Congonhinhas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410610" calcext:value-type="float">
            <text:p>410610</text:p>
          </table:table-cell>
          <table:table-cell office:value-type="string" calcext:value-type="string">
            <text:p>Conselheiro Mairinck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410620" calcext:value-type="float">
            <text:p>410620</text:p>
          </table:table-cell>
          <table:table-cell office:value-type="string" calcext:value-type="string">
            <text:p>Contenda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float" office:value="410630" calcext:value-type="float">
            <text:p>410630</text:p>
          </table:table-cell>
          <table:table-cell office:value-type="string" calcext:value-type="string">
            <text:p>Corbélia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410640" calcext:value-type="float">
            <text:p>410640</text:p>
          </table:table-cell>
          <table:table-cell office:value-type="string" calcext:value-type="string">
            <text:p>Cornélio Procópio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410645" calcext:value-type="float">
            <text:p>410645</text:p>
          </table:table-cell>
          <table:table-cell office:value-type="string" calcext:value-type="string">
            <text:p>Coronel Domingos Soares</text:p>
          </table:table-cell>
          <table:table-cell office:value-type="float" office:value="29.7" calcext:value-type="float">
            <text:p>29,7</text:p>
          </table:table-cell>
        </table:table-row>
        <table:table-row table:style-name="ro1">
          <table:table-cell office:value-type="float" office:value="410650" calcext:value-type="float">
            <text:p>410650</text:p>
          </table:table-cell>
          <table:table-cell office:value-type="string" calcext:value-type="string">
            <text:p>Coronel Vivida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410655" calcext:value-type="float">
            <text:p>410655</text:p>
          </table:table-cell>
          <table:table-cell office:value-type="string" calcext:value-type="string">
            <text:p>Corumbataí do Sul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410657" calcext:value-type="float">
            <text:p>410657</text:p>
          </table:table-cell>
          <table:table-cell office:value-type="string" calcext:value-type="string">
            <text:p>Cruzeiro do Iguaçu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410660" calcext:value-type="float">
            <text:p>410660</text:p>
          </table:table-cell>
          <table:table-cell office:value-type="string" calcext:value-type="string">
            <text:p>Cruzeiro do Oeste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410670" calcext:value-type="float">
            <text:p>410670</text:p>
          </table:table-cell>
          <table:table-cell office:value-type="string" calcext:value-type="string">
            <text:p>Cruzeiro do Sul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410680" calcext:value-type="float">
            <text:p>410680</text:p>
          </table:table-cell>
          <table:table-cell office:value-type="string" calcext:value-type="string">
            <text:p>Cruz Machado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410685" calcext:value-type="float">
            <text:p>410685</text:p>
          </table:table-cell>
          <table:table-cell office:value-type="string" calcext:value-type="string">
            <text:p>Cruzmaltina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410690" calcext:value-type="float">
            <text:p>410690</text:p>
          </table:table-cell>
          <table:table-cell office:value-type="string" calcext:value-type="string">
            <text:p>Curitiba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410700" calcext:value-type="float">
            <text:p>410700</text:p>
          </table:table-cell>
          <table:table-cell office:value-type="string" calcext:value-type="string">
            <text:p>Curiúva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410710" calcext:value-type="float">
            <text:p>410710</text:p>
          </table:table-cell>
          <table:table-cell office:value-type="string" calcext:value-type="string">
            <text:p>Diamante do Norte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410712" calcext:value-type="float">
            <text:p>410712</text:p>
          </table:table-cell>
          <table:table-cell office:value-type="string" calcext:value-type="string">
            <text:p>Diamante do Sul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410715" calcext:value-type="float">
            <text:p>410715</text:p>
          </table:table-cell>
          <table:table-cell office:value-type="string" calcext:value-type="string">
            <text:p>Diamante D'Oeste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410720" calcext:value-type="float">
            <text:p>410720</text:p>
          </table:table-cell>
          <table:table-cell office:value-type="string" calcext:value-type="string">
            <text:p>Dois Vizinhos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410725" calcext:value-type="float">
            <text:p>410725</text:p>
          </table:table-cell>
          <table:table-cell office:value-type="string" calcext:value-type="string">
            <text:p>Douradina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float" office:value="410730" calcext:value-type="float">
            <text:p>410730</text:p>
          </table:table-cell>
          <table:table-cell office:value-type="string" calcext:value-type="string">
            <text:p>Doutor Camargo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410740" calcext:value-type="float">
            <text:p>410740</text:p>
          </table:table-cell>
          <table:table-cell office:value-type="string" calcext:value-type="string">
            <text:p>Enéas Marqu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0750" calcext:value-type="float">
            <text:p>410750</text:p>
          </table:table-cell>
          <table:table-cell office:value-type="string" calcext:value-type="string">
            <text:p>Engenheiro Beltrão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410752" calcext:value-type="float">
            <text:p>410752</text:p>
          </table:table-cell>
          <table:table-cell office:value-type="string" calcext:value-type="string">
            <text:p>Esperança Nov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0753" calcext:value-type="float">
            <text:p>410753</text:p>
          </table:table-cell>
          <table:table-cell office:value-type="string" calcext:value-type="string">
            <text:p>Entre Rios do Oeste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410754" calcext:value-type="float">
            <text:p>410754</text:p>
          </table:table-cell>
          <table:table-cell office:value-type="string" calcext:value-type="string">
            <text:p>Espigão Alto do Iguaçu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float" office:value="410755" calcext:value-type="float">
            <text:p>410755</text:p>
          </table:table-cell>
          <table:table-cell office:value-type="string" calcext:value-type="string">
            <text:p>Farol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410760" calcext:value-type="float">
            <text:p>410760</text:p>
          </table:table-cell>
          <table:table-cell office:value-type="string" calcext:value-type="string">
            <text:p>Faxinal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410765" calcext:value-type="float">
            <text:p>410765</text:p>
          </table:table-cell>
          <table:table-cell office:value-type="string" calcext:value-type="string">
            <text:p>Fazenda Rio Grande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410770" calcext:value-type="float">
            <text:p>410770</text:p>
          </table:table-cell>
          <table:table-cell office:value-type="string" calcext:value-type="string">
            <text:p>Fênix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410773" calcext:value-type="float">
            <text:p>410773</text:p>
          </table:table-cell>
          <table:table-cell office:value-type="string" calcext:value-type="string">
            <text:p>Fernandes Pinheiro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410775" calcext:value-type="float">
            <text:p>410775</text:p>
          </table:table-cell>
          <table:table-cell office:value-type="string" calcext:value-type="string">
            <text:p>Figueira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float" office:value="410780" calcext:value-type="float">
            <text:p>410780</text:p>
          </table:table-cell>
          <table:table-cell office:value-type="string" calcext:value-type="string">
            <text:p>Floraí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float" office:value="410785" calcext:value-type="float">
            <text:p>410785</text:p>
          </table:table-cell>
          <table:table-cell office:value-type="string" calcext:value-type="string">
            <text:p>Flor da Serra do Sul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410790" calcext:value-type="float">
            <text:p>410790</text:p>
          </table:table-cell>
          <table:table-cell office:value-type="string" calcext:value-type="string">
            <text:p>Floresta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410800" calcext:value-type="float">
            <text:p>410800</text:p>
          </table:table-cell>
          <table:table-cell office:value-type="string" calcext:value-type="string">
            <text:p>Florestópoli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0810" calcext:value-type="float">
            <text:p>410810</text:p>
          </table:table-cell>
          <table:table-cell office:value-type="string" calcext:value-type="string">
            <text:p>Flórida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410820" calcext:value-type="float">
            <text:p>410820</text:p>
          </table:table-cell>
          <table:table-cell office:value-type="string" calcext:value-type="string">
            <text:p>Formosa do Oeste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410830" calcext:value-type="float">
            <text:p>410830</text:p>
          </table:table-cell>
          <table:table-cell office:value-type="string" calcext:value-type="string">
            <text:p>Foz do Iguaçu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410832" calcext:value-type="float">
            <text:p>410832</text:p>
          </table:table-cell>
          <table:table-cell office:value-type="string" calcext:value-type="string">
            <text:p>Francisco Alves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0840" calcext:value-type="float">
            <text:p>410840</text:p>
          </table:table-cell>
          <table:table-cell office:value-type="string" calcext:value-type="string">
            <text:p>Francisco Beltrão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410845" calcext:value-type="float">
            <text:p>410845</text:p>
          </table:table-cell>
          <table:table-cell office:value-type="string" calcext:value-type="string">
            <text:p>Foz do Jordão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410850" calcext:value-type="float">
            <text:p>410850</text:p>
          </table:table-cell>
          <table:table-cell office:value-type="string" calcext:value-type="string">
            <text:p>General Carneiro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float" office:value="410855" calcext:value-type="float">
            <text:p>410855</text:p>
          </table:table-cell>
          <table:table-cell office:value-type="string" calcext:value-type="string">
            <text:p>Godoy Moreira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410860" calcext:value-type="float">
            <text:p>410860</text:p>
          </table:table-cell>
          <table:table-cell office:value-type="string" calcext:value-type="string">
            <text:p>Goioerê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410865" calcext:value-type="float">
            <text:p>410865</text:p>
          </table:table-cell>
          <table:table-cell office:value-type="string" calcext:value-type="string">
            <text:p>Goioxim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410870" calcext:value-type="float">
            <text:p>410870</text:p>
          </table:table-cell>
          <table:table-cell office:value-type="string" calcext:value-type="string">
            <text:p>Grandes Rios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410880" calcext:value-type="float">
            <text:p>410880</text:p>
          </table:table-cell>
          <table:table-cell office:value-type="string" calcext:value-type="string">
            <text:p>Guaíra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410890" calcext:value-type="float">
            <text:p>410890</text:p>
          </table:table-cell>
          <table:table-cell office:value-type="string" calcext:value-type="string">
            <text:p>Guairaçá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410895" calcext:value-type="float">
            <text:p>410895</text:p>
          </table:table-cell>
          <table:table-cell office:value-type="string" calcext:value-type="string">
            <text:p>Guamiranga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410900" calcext:value-type="float">
            <text:p>410900</text:p>
          </table:table-cell>
          <table:table-cell office:value-type="string" calcext:value-type="string">
            <text:p>Guapiram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0910" calcext:value-type="float">
            <text:p>410910</text:p>
          </table:table-cell>
          <table:table-cell office:value-type="string" calcext:value-type="string">
            <text:p>Guaporema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410920" calcext:value-type="float">
            <text:p>410920</text:p>
          </table:table-cell>
          <table:table-cell office:value-type="string" calcext:value-type="string">
            <text:p>Guaraci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410930" calcext:value-type="float">
            <text:p>410930</text:p>
          </table:table-cell>
          <table:table-cell office:value-type="string" calcext:value-type="string">
            <text:p>Guaraniaçu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410940" calcext:value-type="float">
            <text:p>410940</text:p>
          </table:table-cell>
          <table:table-cell office:value-type="string" calcext:value-type="string">
            <text:p>Guarapuava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float" office:value="410950" calcext:value-type="float">
            <text:p>410950</text:p>
          </table:table-cell>
          <table:table-cell office:value-type="string" calcext:value-type="string">
            <text:p>Guaraqueçaba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0960" calcext:value-type="float">
            <text:p>410960</text:p>
          </table:table-cell>
          <table:table-cell office:value-type="string" calcext:value-type="string">
            <text:p>Guaratuba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410965" calcext:value-type="float">
            <text:p>410965</text:p>
          </table:table-cell>
          <table:table-cell office:value-type="string" calcext:value-type="string">
            <text:p>Honório Serpa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410970" calcext:value-type="float">
            <text:p>410970</text:p>
          </table:table-cell>
          <table:table-cell office:value-type="string" calcext:value-type="string">
            <text:p>Ibaiti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410975" calcext:value-type="float">
            <text:p>410975</text:p>
          </table:table-cell>
          <table:table-cell office:value-type="string" calcext:value-type="string">
            <text:p>Ibema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410980" calcext:value-type="float">
            <text:p>410980</text:p>
          </table:table-cell>
          <table:table-cell office:value-type="string" calcext:value-type="string">
            <text:p>Ibiporã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0990" calcext:value-type="float">
            <text:p>410990</text:p>
          </table:table-cell>
          <table:table-cell office:value-type="string" calcext:value-type="string">
            <text:p>Icaraím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string" calcext:value-type="string">
            <text:p>Iguaraçu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411005" calcext:value-type="float">
            <text:p>411005</text:p>
          </table:table-cell>
          <table:table-cell office:value-type="string" calcext:value-type="string">
            <text:p>Iguatu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411007" calcext:value-type="float">
            <text:p>411007</text:p>
          </table:table-cell>
          <table:table-cell office:value-type="string" calcext:value-type="string">
            <text:p>Imbaú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float" office:value="411010" calcext:value-type="float">
            <text:p>411010</text:p>
          </table:table-cell>
          <table:table-cell office:value-type="string" calcext:value-type="string">
            <text:p>Imbituva</text:p>
          </table:table-cell>
          <table:table-cell office:value-type="float" office:value="32.7" calcext:value-type="float">
            <text:p>32,7</text:p>
          </table:table-cell>
        </table:table-row>
        <table:table-row table:style-name="ro1">
          <table:table-cell office:value-type="float" office:value="411020" calcext:value-type="float">
            <text:p>411020</text:p>
          </table:table-cell>
          <table:table-cell office:value-type="string" calcext:value-type="string">
            <text:p>Inácio Martins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411030" calcext:value-type="float">
            <text:p>411030</text:p>
          </table:table-cell>
          <table:table-cell office:value-type="string" calcext:value-type="string">
            <text:p>Inajá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11040" calcext:value-type="float">
            <text:p>411040</text:p>
          </table:table-cell>
          <table:table-cell office:value-type="string" calcext:value-type="string">
            <text:p>Indianópolis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411050" calcext:value-type="float">
            <text:p>411050</text:p>
          </table:table-cell>
          <table:table-cell office:value-type="string" calcext:value-type="string">
            <text:p>Ipiranga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411060" calcext:value-type="float">
            <text:p>411060</text:p>
          </table:table-cell>
          <table:table-cell office:value-type="string" calcext:value-type="string">
            <text:p>Iporã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411065" calcext:value-type="float">
            <text:p>411065</text:p>
          </table:table-cell>
          <table:table-cell office:value-type="string" calcext:value-type="string">
            <text:p>Iracema do Oeste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411070" calcext:value-type="float">
            <text:p>411070</text:p>
          </table:table-cell>
          <table:table-cell office:value-type="string" calcext:value-type="string">
            <text:p>Irati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411080" calcext:value-type="float">
            <text:p>411080</text:p>
          </table:table-cell>
          <table:table-cell office:value-type="string" calcext:value-type="string">
            <text:p>Iretama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411090" calcext:value-type="float">
            <text:p>411090</text:p>
          </table:table-cell>
          <table:table-cell office:value-type="string" calcext:value-type="string">
            <text:p>Itaguajé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411095" calcext:value-type="float">
            <text:p>411095</text:p>
          </table:table-cell>
          <table:table-cell office:value-type="string" calcext:value-type="string">
            <text:p>Itaipulândia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float" office:value="411100" calcext:value-type="float">
            <text:p>411100</text:p>
          </table:table-cell>
          <table:table-cell office:value-type="string" calcext:value-type="string">
            <text:p>Itambaracá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411110" calcext:value-type="float">
            <text:p>411110</text:p>
          </table:table-cell>
          <table:table-cell office:value-type="string" calcext:value-type="string">
            <text:p>Itambé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411120" calcext:value-type="float">
            <text:p>411120</text:p>
          </table:table-cell>
          <table:table-cell office:value-type="string" calcext:value-type="string">
            <text:p>Itapejara d'Oeste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411125" calcext:value-type="float">
            <text:p>411125</text:p>
          </table:table-cell>
          <table:table-cell office:value-type="string" calcext:value-type="string">
            <text:p>Itaperuçu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 office:value-type="float" office:value="411130" calcext:value-type="float">
            <text:p>411130</text:p>
          </table:table-cell>
          <table:table-cell office:value-type="string" calcext:value-type="string">
            <text:p>Itaúna do Sul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411140" calcext:value-type="float">
            <text:p>411140</text:p>
          </table:table-cell>
          <table:table-cell office:value-type="string" calcext:value-type="string">
            <text:p>Ivaí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411150" calcext:value-type="float">
            <text:p>411150</text:p>
          </table:table-cell>
          <table:table-cell office:value-type="string" calcext:value-type="string">
            <text:p>Ivaiporã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411155" calcext:value-type="float">
            <text:p>411155</text:p>
          </table:table-cell>
          <table:table-cell office:value-type="string" calcext:value-type="string">
            <text:p>Ivaté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1160" calcext:value-type="float">
            <text:p>411160</text:p>
          </table:table-cell>
          <table:table-cell office:value-type="string" calcext:value-type="string">
            <text:p>Ivatub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1170" calcext:value-type="float">
            <text:p>411170</text:p>
          </table:table-cell>
          <table:table-cell office:value-type="string" calcext:value-type="string">
            <text:p>Jaboti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411180" calcext:value-type="float">
            <text:p>411180</text:p>
          </table:table-cell>
          <table:table-cell office:value-type="string" calcext:value-type="string">
            <text:p>Jacarezinh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1190" calcext:value-type="float">
            <text:p>411190</text:p>
          </table:table-cell>
          <table:table-cell office:value-type="string" calcext:value-type="string">
            <text:p>Jaguapitã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411200" calcext:value-type="float">
            <text:p>411200</text:p>
          </table:table-cell>
          <table:table-cell office:value-type="string" calcext:value-type="string">
            <text:p>Jaguariaív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1210" calcext:value-type="float">
            <text:p>411210</text:p>
          </table:table-cell>
          <table:table-cell office:value-type="string" calcext:value-type="string">
            <text:p>Jandaia do Su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1220" calcext:value-type="float">
            <text:p>411220</text:p>
          </table:table-cell>
          <table:table-cell office:value-type="string" calcext:value-type="string">
            <text:p>Janiópolis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411230" calcext:value-type="float">
            <text:p>411230</text:p>
          </table:table-cell>
          <table:table-cell office:value-type="string" calcext:value-type="string">
            <text:p>Japira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411240" calcext:value-type="float">
            <text:p>411240</text:p>
          </table:table-cell>
          <table:table-cell office:value-type="string" calcext:value-type="string">
            <text:p>Japurá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1250" calcext:value-type="float">
            <text:p>411250</text:p>
          </table:table-cell>
          <table:table-cell office:value-type="string" calcext:value-type="string">
            <text:p>Jardim Alegre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411260" calcext:value-type="float">
            <text:p>411260</text:p>
          </table:table-cell>
          <table:table-cell office:value-type="string" calcext:value-type="string">
            <text:p>Jardim Olinda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411270" calcext:value-type="float">
            <text:p>411270</text:p>
          </table:table-cell>
          <table:table-cell office:value-type="string" calcext:value-type="string">
            <text:p>Jataizinh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1275" calcext:value-type="float">
            <text:p>411275</text:p>
          </table:table-cell>
          <table:table-cell office:value-type="string" calcext:value-type="string">
            <text:p>Jesuítas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float" office:value="411280" calcext:value-type="float">
            <text:p>411280</text:p>
          </table:table-cell>
          <table:table-cell office:value-type="string" calcext:value-type="string">
            <text:p>Joaquim Távora</text:p>
          </table:table-cell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411290" calcext:value-type="float">
            <text:p>411290</text:p>
          </table:table-cell>
          <table:table-cell office:value-type="string" calcext:value-type="string">
            <text:p>Jundiaí do Sul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11295" calcext:value-type="float">
            <text:p>411295</text:p>
          </table:table-cell>
          <table:table-cell office:value-type="string" calcext:value-type="string">
            <text:p>Juranda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411300" calcext:value-type="float">
            <text:p>411300</text:p>
          </table:table-cell>
          <table:table-cell office:value-type="string" calcext:value-type="string">
            <text:p>Jussara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411310" calcext:value-type="float">
            <text:p>411310</text:p>
          </table:table-cell>
          <table:table-cell office:value-type="string" calcext:value-type="string">
            <text:p>Kaloré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411320" calcext:value-type="float">
            <text:p>411320</text:p>
          </table:table-cell>
          <table:table-cell office:value-type="string" calcext:value-type="string">
            <text:p>Lapa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411325" calcext:value-type="float">
            <text:p>411325</text:p>
          </table:table-cell>
          <table:table-cell office:value-type="string" calcext:value-type="string">
            <text:p>Laranjal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float" office:value="411330" calcext:value-type="float">
            <text:p>411330</text:p>
          </table:table-cell>
          <table:table-cell office:value-type="string" calcext:value-type="string">
            <text:p>Laranjeiras do Sul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411340" calcext:value-type="float">
            <text:p>411340</text:p>
          </table:table-cell>
          <table:table-cell office:value-type="string" calcext:value-type="string">
            <text:p>Leópolis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411342" calcext:value-type="float">
            <text:p>411342</text:p>
          </table:table-cell>
          <table:table-cell office:value-type="string" calcext:value-type="string">
            <text:p>Lidianópolis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411345" calcext:value-type="float">
            <text:p>411345</text:p>
          </table:table-cell>
          <table:table-cell office:value-type="string" calcext:value-type="string">
            <text:p>Lindoeste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411350" calcext:value-type="float">
            <text:p>411350</text:p>
          </table:table-cell>
          <table:table-cell office:value-type="string" calcext:value-type="string">
            <text:p>Loanda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411360" calcext:value-type="float">
            <text:p>411360</text:p>
          </table:table-cell>
          <table:table-cell office:value-type="string" calcext:value-type="string">
            <text:p>Lobato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411370" calcext:value-type="float">
            <text:p>411370</text:p>
          </table:table-cell>
          <table:table-cell office:value-type="string" calcext:value-type="string">
            <text:p>Londrina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1373" calcext:value-type="float">
            <text:p>411373</text:p>
          </table:table-cell>
          <table:table-cell office:value-type="string" calcext:value-type="string">
            <text:p>Luiziana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float" office:value="411375" calcext:value-type="float">
            <text:p>411375</text:p>
          </table:table-cell>
          <table:table-cell office:value-type="string" calcext:value-type="string">
            <text:p>Lunardelli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411380" calcext:value-type="float">
            <text:p>411380</text:p>
          </table:table-cell>
          <table:table-cell office:value-type="string" calcext:value-type="string">
            <text:p>Lupionópolis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411390" calcext:value-type="float">
            <text:p>411390</text:p>
          </table:table-cell>
          <table:table-cell office:value-type="string" calcext:value-type="string">
            <text:p>Mallet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411400" calcext:value-type="float">
            <text:p>411400</text:p>
          </table:table-cell>
          <table:table-cell office:value-type="string" calcext:value-type="string">
            <text:p>Mamborê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411410" calcext:value-type="float">
            <text:p>411410</text:p>
          </table:table-cell>
          <table:table-cell office:value-type="string" calcext:value-type="string">
            <text:p>Mandaguaçu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411420" calcext:value-type="float">
            <text:p>411420</text:p>
          </table:table-cell>
          <table:table-cell office:value-type="string" calcext:value-type="string">
            <text:p>Mandaguari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411430" calcext:value-type="float">
            <text:p>411430</text:p>
          </table:table-cell>
          <table:table-cell office:value-type="string" calcext:value-type="string">
            <text:p>Mandiritub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1435" calcext:value-type="float">
            <text:p>411435</text:p>
          </table:table-cell>
          <table:table-cell office:value-type="string" calcext:value-type="string">
            <text:p>Manfrinópolis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411440" calcext:value-type="float">
            <text:p>411440</text:p>
          </table:table-cell>
          <table:table-cell office:value-type="string" calcext:value-type="string">
            <text:p>Mangueirinha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411450" calcext:value-type="float">
            <text:p>411450</text:p>
          </table:table-cell>
          <table:table-cell office:value-type="string" calcext:value-type="string">
            <text:p>Manoel Ribas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float" office:value="411460" calcext:value-type="float">
            <text:p>411460</text:p>
          </table:table-cell>
          <table:table-cell office:value-type="string" calcext:value-type="string">
            <text:p>Marechal Cândido Rondon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411470" calcext:value-type="float">
            <text:p>411470</text:p>
          </table:table-cell>
          <table:table-cell office:value-type="string" calcext:value-type="string">
            <text:p>Maria Helena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411480" calcext:value-type="float">
            <text:p>411480</text:p>
          </table:table-cell>
          <table:table-cell office:value-type="string" calcext:value-type="string">
            <text:p>Marialva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411490" calcext:value-type="float">
            <text:p>411490</text:p>
          </table:table-cell>
          <table:table-cell office:value-type="string" calcext:value-type="string">
            <text:p>Marilândia do Sul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411500" calcext:value-type="float">
            <text:p>411500</text:p>
          </table:table-cell>
          <table:table-cell office:value-type="string" calcext:value-type="string">
            <text:p>Marilena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411510" calcext:value-type="float">
            <text:p>411510</text:p>
          </table:table-cell>
          <table:table-cell office:value-type="string" calcext:value-type="string">
            <text:p>Mariluz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411520" calcext:value-type="float">
            <text:p>411520</text:p>
          </table:table-cell>
          <table:table-cell office:value-type="string" calcext:value-type="string">
            <text:p>Maringá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411530" calcext:value-type="float">
            <text:p>411530</text:p>
          </table:table-cell>
          <table:table-cell office:value-type="string" calcext:value-type="string">
            <text:p>Mariópolis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float" office:value="411535" calcext:value-type="float">
            <text:p>411535</text:p>
          </table:table-cell>
          <table:table-cell office:value-type="string" calcext:value-type="string">
            <text:p>Maripá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411540" calcext:value-type="float">
            <text:p>411540</text:p>
          </table:table-cell>
          <table:table-cell office:value-type="string" calcext:value-type="string">
            <text:p>Marmeleiro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411545" calcext:value-type="float">
            <text:p>411545</text:p>
          </table:table-cell>
          <table:table-cell office:value-type="string" calcext:value-type="string">
            <text:p>Marquinho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411550" calcext:value-type="float">
            <text:p>411550</text:p>
          </table:table-cell>
          <table:table-cell office:value-type="string" calcext:value-type="string">
            <text:p>Marumbi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411560" calcext:value-type="float">
            <text:p>411560</text:p>
          </table:table-cell>
          <table:table-cell office:value-type="string" calcext:value-type="string">
            <text:p>Matelândia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411570" calcext:value-type="float">
            <text:p>411570</text:p>
          </table:table-cell>
          <table:table-cell office:value-type="string" calcext:value-type="string">
            <text:p>Matinhos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411573" calcext:value-type="float">
            <text:p>411573</text:p>
          </table:table-cell>
          <table:table-cell office:value-type="string" calcext:value-type="string">
            <text:p>Mato Rico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411575" calcext:value-type="float">
            <text:p>411575</text:p>
          </table:table-cell>
          <table:table-cell office:value-type="string" calcext:value-type="string">
            <text:p>Mauá da Serra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float" office:value="411580" calcext:value-type="float">
            <text:p>411580</text:p>
          </table:table-cell>
          <table:table-cell office:value-type="string" calcext:value-type="string">
            <text:p>Medianeira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411585" calcext:value-type="float">
            <text:p>411585</text:p>
          </table:table-cell>
          <table:table-cell office:value-type="string" calcext:value-type="string">
            <text:p>Mercedes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411590" calcext:value-type="float">
            <text:p>411590</text:p>
          </table:table-cell>
          <table:table-cell office:value-type="string" calcext:value-type="string">
            <text:p>Mirador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411600" calcext:value-type="float">
            <text:p>411600</text:p>
          </table:table-cell>
          <table:table-cell office:value-type="string" calcext:value-type="string">
            <text:p>Miraselv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1605" calcext:value-type="float">
            <text:p>411605</text:p>
          </table:table-cell>
          <table:table-cell office:value-type="string" calcext:value-type="string">
            <text:p>Missa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1610" calcext:value-type="float">
            <text:p>411610</text:p>
          </table:table-cell>
          <table:table-cell office:value-type="string" calcext:value-type="string">
            <text:p>Moreira Sales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411620" calcext:value-type="float">
            <text:p>411620</text:p>
          </table:table-cell>
          <table:table-cell office:value-type="string" calcext:value-type="string">
            <text:p>Morretes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float" office:value="411630" calcext:value-type="float">
            <text:p>411630</text:p>
          </table:table-cell>
          <table:table-cell office:value-type="string" calcext:value-type="string">
            <text:p>Munhoz de Melo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411640" calcext:value-type="float">
            <text:p>411640</text:p>
          </table:table-cell>
          <table:table-cell office:value-type="string" calcext:value-type="string">
            <text:p>Nossa Senhora das Graças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411650" calcext:value-type="float">
            <text:p>411650</text:p>
          </table:table-cell>
          <table:table-cell office:value-type="string" calcext:value-type="string">
            <text:p>Nova Aliança do Ivaí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411660" calcext:value-type="float">
            <text:p>411660</text:p>
          </table:table-cell>
          <table:table-cell office:value-type="string" calcext:value-type="string">
            <text:p>Nova América da Colina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411670" calcext:value-type="float">
            <text:p>411670</text:p>
          </table:table-cell>
          <table:table-cell office:value-type="string" calcext:value-type="string">
            <text:p>Nova Aurora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411680" calcext:value-type="float">
            <text:p>411680</text:p>
          </table:table-cell>
          <table:table-cell office:value-type="string" calcext:value-type="string">
            <text:p>Nova Cantu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411690" calcext:value-type="float">
            <text:p>411690</text:p>
          </table:table-cell>
          <table:table-cell office:value-type="string" calcext:value-type="string">
            <text:p>Nova Esperança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411695" calcext:value-type="float">
            <text:p>411695</text:p>
          </table:table-cell>
          <table:table-cell office:value-type="string" calcext:value-type="string">
            <text:p>Nova Esperança do Sudoeste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1700" calcext:value-type="float">
            <text:p>411700</text:p>
          </table:table-cell>
          <table:table-cell office:value-type="string" calcext:value-type="string">
            <text:p>Nova Fátima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411705" calcext:value-type="float">
            <text:p>411705</text:p>
          </table:table-cell>
          <table:table-cell office:value-type="string" calcext:value-type="string">
            <text:p>Nova Laranjeiras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float" office:value="411710" calcext:value-type="float">
            <text:p>411710</text:p>
          </table:table-cell>
          <table:table-cell office:value-type="string" calcext:value-type="string">
            <text:p>Nova Londrina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411720" calcext:value-type="float">
            <text:p>411720</text:p>
          </table:table-cell>
          <table:table-cell office:value-type="string" calcext:value-type="string">
            <text:p>Nova Olímpia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411721" calcext:value-type="float">
            <text:p>411721</text:p>
          </table:table-cell>
          <table:table-cell office:value-type="string" calcext:value-type="string">
            <text:p>Nova Santa Bárbar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1722" calcext:value-type="float">
            <text:p>411722</text:p>
          </table:table-cell>
          <table:table-cell office:value-type="string" calcext:value-type="string">
            <text:p>Nova Santa Rosa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1725" calcext:value-type="float">
            <text:p>411725</text:p>
          </table:table-cell>
          <table:table-cell office:value-type="string" calcext:value-type="string">
            <text:p>Nova Prata do Iguaçu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411727" calcext:value-type="float">
            <text:p>411727</text:p>
          </table:table-cell>
          <table:table-cell office:value-type="string" calcext:value-type="string">
            <text:p>Nova Teb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1729" calcext:value-type="float">
            <text:p>411729</text:p>
          </table:table-cell>
          <table:table-cell office:value-type="string" calcext:value-type="string">
            <text:p>Novo Itacolomi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411730" calcext:value-type="float">
            <text:p>411730</text:p>
          </table:table-cell>
          <table:table-cell office:value-type="string" calcext:value-type="string">
            <text:p>Ortigueira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float" office:value="411740" calcext:value-type="float">
            <text:p>411740</text:p>
          </table:table-cell>
          <table:table-cell office:value-type="string" calcext:value-type="string">
            <text:p>Ourizona</text:p>
          </table:table-cell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411745" calcext:value-type="float">
            <text:p>411745</text:p>
          </table:table-cell>
          <table:table-cell office:value-type="string" calcext:value-type="string">
            <text:p>Ouro Verde do Oeste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411750" calcext:value-type="float">
            <text:p>411750</text:p>
          </table:table-cell>
          <table:table-cell office:value-type="string" calcext:value-type="string">
            <text:p>Paiçandu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411760" calcext:value-type="float">
            <text:p>411760</text:p>
          </table:table-cell>
          <table:table-cell office:value-type="string" calcext:value-type="string">
            <text:p>Palmas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411770" calcext:value-type="float">
            <text:p>411770</text:p>
          </table:table-cell>
          <table:table-cell office:value-type="string" calcext:value-type="string">
            <text:p>Palmeira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411780" calcext:value-type="float">
            <text:p>411780</text:p>
          </table:table-cell>
          <table:table-cell office:value-type="string" calcext:value-type="string">
            <text:p>Palmital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411790" calcext:value-type="float">
            <text:p>411790</text:p>
          </table:table-cell>
          <table:table-cell office:value-type="string" calcext:value-type="string">
            <text:p>Palotina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411800" calcext:value-type="float">
            <text:p>411800</text:p>
          </table:table-cell>
          <table:table-cell office:value-type="string" calcext:value-type="string">
            <text:p>Paraíso do Norte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411810" calcext:value-type="float">
            <text:p>411810</text:p>
          </table:table-cell>
          <table:table-cell office:value-type="string" calcext:value-type="string">
            <text:p>Paranacity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411820" calcext:value-type="float">
            <text:p>411820</text:p>
          </table:table-cell>
          <table:table-cell office:value-type="string" calcext:value-type="string">
            <text:p>Paranaguá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1830" calcext:value-type="float">
            <text:p>411830</text:p>
          </table:table-cell>
          <table:table-cell office:value-type="string" calcext:value-type="string">
            <text:p>Paranapoema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411840" calcext:value-type="float">
            <text:p>411840</text:p>
          </table:table-cell>
          <table:table-cell office:value-type="string" calcext:value-type="string">
            <text:p>Paranavaí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411845" calcext:value-type="float">
            <text:p>411845</text:p>
          </table:table-cell>
          <table:table-cell office:value-type="string" calcext:value-type="string">
            <text:p>Pato Bragado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411850" calcext:value-type="float">
            <text:p>411850</text:p>
          </table:table-cell>
          <table:table-cell office:value-type="string" calcext:value-type="string">
            <text:p>Pato Branc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1860" calcext:value-type="float">
            <text:p>411860</text:p>
          </table:table-cell>
          <table:table-cell office:value-type="string" calcext:value-type="string">
            <text:p>Paula Freit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1870" calcext:value-type="float">
            <text:p>411870</text:p>
          </table:table-cell>
          <table:table-cell office:value-type="string" calcext:value-type="string">
            <text:p>Paulo Frontin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411880" calcext:value-type="float">
            <text:p>411880</text:p>
          </table:table-cell>
          <table:table-cell office:value-type="string" calcext:value-type="string">
            <text:p>Peabiru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1885" calcext:value-type="float">
            <text:p>411885</text:p>
          </table:table-cell>
          <table:table-cell office:value-type="string" calcext:value-type="string">
            <text:p>Perobal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411890" calcext:value-type="float">
            <text:p>411890</text:p>
          </table:table-cell>
          <table:table-cell office:value-type="string" calcext:value-type="string">
            <text:p>Pérola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411900" calcext:value-type="float">
            <text:p>411900</text:p>
          </table:table-cell>
          <table:table-cell office:value-type="string" calcext:value-type="string">
            <text:p>Pérola d'Oeste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411910" calcext:value-type="float">
            <text:p>411910</text:p>
          </table:table-cell>
          <table:table-cell office:value-type="string" calcext:value-type="string">
            <text:p>Piên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411915" calcext:value-type="float">
            <text:p>411915</text:p>
          </table:table-cell>
          <table:table-cell office:value-type="string" calcext:value-type="string">
            <text:p>Pinhais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411920" calcext:value-type="float">
            <text:p>411920</text:p>
          </table:table-cell>
          <table:table-cell office:value-type="string" calcext:value-type="string">
            <text:p>Pinhalão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411925" calcext:value-type="float">
            <text:p>411925</text:p>
          </table:table-cell>
          <table:table-cell office:value-type="string" calcext:value-type="string">
            <text:p>Pinhal de São Bento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411930" calcext:value-type="float">
            <text:p>411930</text:p>
          </table:table-cell>
          <table:table-cell office:value-type="string" calcext:value-type="string">
            <text:p>Pinhão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411940" calcext:value-type="float">
            <text:p>411940</text:p>
          </table:table-cell>
          <table:table-cell office:value-type="string" calcext:value-type="string">
            <text:p>Piraí do Sul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float" office:value="411950" calcext:value-type="float">
            <text:p>411950</text:p>
          </table:table-cell>
          <table:table-cell office:value-type="string" calcext:value-type="string">
            <text:p>Piraquara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411960" calcext:value-type="float">
            <text:p>411960</text:p>
          </table:table-cell>
          <table:table-cell office:value-type="string" calcext:value-type="string">
            <text:p>Pitanga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411965" calcext:value-type="float">
            <text:p>411965</text:p>
          </table:table-cell>
          <table:table-cell office:value-type="string" calcext:value-type="string">
            <text:p>Pitangueiras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411970" calcext:value-type="float">
            <text:p>411970</text:p>
          </table:table-cell>
          <table:table-cell office:value-type="string" calcext:value-type="string">
            <text:p>Planaltina do Paraná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1980" calcext:value-type="float">
            <text:p>411980</text:p>
          </table:table-cell>
          <table:table-cell office:value-type="string" calcext:value-type="string">
            <text:p>Planalto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411990" calcext:value-type="float">
            <text:p>411990</text:p>
          </table:table-cell>
          <table:table-cell office:value-type="string" calcext:value-type="string">
            <text:p>Ponta Grossa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411995" calcext:value-type="float">
            <text:p>411995</text:p>
          </table:table-cell>
          <table:table-cell office:value-type="string" calcext:value-type="string">
            <text:p>Pontal do Paraná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string" calcext:value-type="string">
            <text:p>Porecatu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412010" calcext:value-type="float">
            <text:p>412010</text:p>
          </table:table-cell>
          <table:table-cell office:value-type="string" calcext:value-type="string">
            <text:p>Porto Amazonas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412015" calcext:value-type="float">
            <text:p>412015</text:p>
          </table:table-cell>
          <table:table-cell office:value-type="string" calcext:value-type="string">
            <text:p>Porto Barreiro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412020" calcext:value-type="float">
            <text:p>412020</text:p>
          </table:table-cell>
          <table:table-cell office:value-type="string" calcext:value-type="string">
            <text:p>Porto Rico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2030" calcext:value-type="float">
            <text:p>412030</text:p>
          </table:table-cell>
          <table:table-cell office:value-type="string" calcext:value-type="string">
            <text:p>Porto Vitória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412033" calcext:value-type="float">
            <text:p>412033</text:p>
          </table:table-cell>
          <table:table-cell office:value-type="string" calcext:value-type="string">
            <text:p>Prado Ferreira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float" office:value="412035" calcext:value-type="float">
            <text:p>412035</text:p>
          </table:table-cell>
          <table:table-cell office:value-type="string" calcext:value-type="string">
            <text:p>Pranchit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2040" calcext:value-type="float">
            <text:p>412040</text:p>
          </table:table-cell>
          <table:table-cell office:value-type="string" calcext:value-type="string">
            <text:p>Presidente Castelo Branco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412050" calcext:value-type="float">
            <text:p>412050</text:p>
          </table:table-cell>
          <table:table-cell office:value-type="string" calcext:value-type="string">
            <text:p>Primeiro de Maio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412060" calcext:value-type="float">
            <text:p>412060</text:p>
          </table:table-cell>
          <table:table-cell office:value-type="string" calcext:value-type="string">
            <text:p>Prudentópolis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412065" calcext:value-type="float">
            <text:p>412065</text:p>
          </table:table-cell>
          <table:table-cell office:value-type="string" calcext:value-type="string">
            <text:p>Quarto Centenário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412070" calcext:value-type="float">
            <text:p>412070</text:p>
          </table:table-cell>
          <table:table-cell office:value-type="string" calcext:value-type="string">
            <text:p>Quatiguá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412080" calcext:value-type="float">
            <text:p>412080</text:p>
          </table:table-cell>
          <table:table-cell office:value-type="string" calcext:value-type="string">
            <text:p>Quatro Barra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2085" calcext:value-type="float">
            <text:p>412085</text:p>
          </table:table-cell>
          <table:table-cell office:value-type="string" calcext:value-type="string">
            <text:p>Quatro Pontes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412090" calcext:value-type="float">
            <text:p>412090</text:p>
          </table:table-cell>
          <table:table-cell office:value-type="string" calcext:value-type="string">
            <text:p>Quedas do Iguaçu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412100" calcext:value-type="float">
            <text:p>412100</text:p>
          </table:table-cell>
          <table:table-cell office:value-type="string" calcext:value-type="string">
            <text:p>Querência do Norte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412110" calcext:value-type="float">
            <text:p>412110</text:p>
          </table:table-cell>
          <table:table-cell office:value-type="string" calcext:value-type="string">
            <text:p>Quinta do Sol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12120" calcext:value-type="float">
            <text:p>412120</text:p>
          </table:table-cell>
          <table:table-cell office:value-type="string" calcext:value-type="string">
            <text:p>Quitandinha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412125" calcext:value-type="float">
            <text:p>412125</text:p>
          </table:table-cell>
          <table:table-cell office:value-type="string" calcext:value-type="string">
            <text:p>Ramilândia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412130" calcext:value-type="float">
            <text:p>412130</text:p>
          </table:table-cell>
          <table:table-cell office:value-type="string" calcext:value-type="string">
            <text:p>Rancho Alegre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float" office:value="412135" calcext:value-type="float">
            <text:p>412135</text:p>
          </table:table-cell>
          <table:table-cell office:value-type="string" calcext:value-type="string">
            <text:p>Rancho Alegre D'Oeste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float" office:value="412140" calcext:value-type="float">
            <text:p>412140</text:p>
          </table:table-cell>
          <table:table-cell office:value-type="string" calcext:value-type="string">
            <text:p>Realeza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2150" calcext:value-type="float">
            <text:p>412150</text:p>
          </table:table-cell>
          <table:table-cell office:value-type="string" calcext:value-type="string">
            <text:p>Rebouças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412160" calcext:value-type="float">
            <text:p>412160</text:p>
          </table:table-cell>
          <table:table-cell office:value-type="string" calcext:value-type="string">
            <text:p>Renascença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2170" calcext:value-type="float">
            <text:p>412170</text:p>
          </table:table-cell>
          <table:table-cell office:value-type="string" calcext:value-type="string">
            <text:p>Reserva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412175" calcext:value-type="float">
            <text:p>412175</text:p>
          </table:table-cell>
          <table:table-cell office:value-type="string" calcext:value-type="string">
            <text:p>Reserva do Iguaçu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412180" calcext:value-type="float">
            <text:p>412180</text:p>
          </table:table-cell>
          <table:table-cell office:value-type="string" calcext:value-type="string">
            <text:p>Ribeirão Claro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412190" calcext:value-type="float">
            <text:p>412190</text:p>
          </table:table-cell>
          <table:table-cell office:value-type="string" calcext:value-type="string">
            <text:p>Ribeirão do Pinhal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412200" calcext:value-type="float">
            <text:p>412200</text:p>
          </table:table-cell>
          <table:table-cell office:value-type="string" calcext:value-type="string">
            <text:p>Rio Azul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412210" calcext:value-type="float">
            <text:p>412210</text:p>
          </table:table-cell>
          <table:table-cell office:value-type="string" calcext:value-type="string">
            <text:p>Rio Bom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412215" calcext:value-type="float">
            <text:p>412215</text:p>
          </table:table-cell>
          <table:table-cell office:value-type="string" calcext:value-type="string">
            <text:p>Rio Bonito do Iguaçu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412217" calcext:value-type="float">
            <text:p>412217</text:p>
          </table:table-cell>
          <table:table-cell office:value-type="string" calcext:value-type="string">
            <text:p>Rio Branco do Ivaí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float" office:value="412220" calcext:value-type="float">
            <text:p>412220</text:p>
          </table:table-cell>
          <table:table-cell office:value-type="string" calcext:value-type="string">
            <text:p>Rio Branco do Sul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float" office:value="412230" calcext:value-type="float">
            <text:p>412230</text:p>
          </table:table-cell>
          <table:table-cell office:value-type="string" calcext:value-type="string">
            <text:p>Rio Negr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2240" calcext:value-type="float">
            <text:p>412240</text:p>
          </table:table-cell>
          <table:table-cell office:value-type="string" calcext:value-type="string">
            <text:p>Rolândia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412250" calcext:value-type="float">
            <text:p>412250</text:p>
          </table:table-cell>
          <table:table-cell office:value-type="string" calcext:value-type="string">
            <text:p>Roncador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412260" calcext:value-type="float">
            <text:p>412260</text:p>
          </table:table-cell>
          <table:table-cell office:value-type="string" calcext:value-type="string">
            <text:p>Rondon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412265" calcext:value-type="float">
            <text:p>412265</text:p>
          </table:table-cell>
          <table:table-cell office:value-type="string" calcext:value-type="string">
            <text:p>Rosário do Ivaí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412270" calcext:value-type="float">
            <text:p>412270</text:p>
          </table:table-cell>
          <table:table-cell office:value-type="string" calcext:value-type="string">
            <text:p>Sabáudia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412280" calcext:value-type="float">
            <text:p>412280</text:p>
          </table:table-cell>
          <table:table-cell office:value-type="string" calcext:value-type="string">
            <text:p>Salgado Filho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float" office:value="412290" calcext:value-type="float">
            <text:p>412290</text:p>
          </table:table-cell>
          <table:table-cell office:value-type="string" calcext:value-type="string">
            <text:p>Salto do Itararé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412300" calcext:value-type="float">
            <text:p>412300</text:p>
          </table:table-cell>
          <table:table-cell office:value-type="string" calcext:value-type="string">
            <text:p>Salto do Lontra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412310" calcext:value-type="float">
            <text:p>412310</text:p>
          </table:table-cell>
          <table:table-cell office:value-type="string" calcext:value-type="string">
            <text:p>Santa Amélia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412320" calcext:value-type="float">
            <text:p>412320</text:p>
          </table:table-cell>
          <table:table-cell office:value-type="string" calcext:value-type="string">
            <text:p>Santa Cecília do Pavão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412330" calcext:value-type="float">
            <text:p>412330</text:p>
          </table:table-cell>
          <table:table-cell office:value-type="string" calcext:value-type="string">
            <text:p>Santa Cruz de Monte Castelo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412340" calcext:value-type="float">
            <text:p>412340</text:p>
          </table:table-cell>
          <table:table-cell office:value-type="string" calcext:value-type="string">
            <text:p>Santa Fé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412350" calcext:value-type="float">
            <text:p>412350</text:p>
          </table:table-cell>
          <table:table-cell office:value-type="string" calcext:value-type="string">
            <text:p>Santa Helena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412360" calcext:value-type="float">
            <text:p>412360</text:p>
          </table:table-cell>
          <table:table-cell office:value-type="string" calcext:value-type="string">
            <text:p>Santa Inês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412370" calcext:value-type="float">
            <text:p>412370</text:p>
          </table:table-cell>
          <table:table-cell office:value-type="string" calcext:value-type="string">
            <text:p>Santa Isabel do Ivaí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412380" calcext:value-type="float">
            <text:p>412380</text:p>
          </table:table-cell>
          <table:table-cell office:value-type="string" calcext:value-type="string">
            <text:p>Santa Izabel do Oeste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412382" calcext:value-type="float">
            <text:p>412382</text:p>
          </table:table-cell>
          <table:table-cell office:value-type="string" calcext:value-type="string">
            <text:p>Santa Lúcia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412385" calcext:value-type="float">
            <text:p>412385</text:p>
          </table:table-cell>
          <table:table-cell office:value-type="string" calcext:value-type="string">
            <text:p>Santa Maria do Oeste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412390" calcext:value-type="float">
            <text:p>412390</text:p>
          </table:table-cell>
          <table:table-cell office:value-type="string" calcext:value-type="string">
            <text:p>Santa Mariana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412395" calcext:value-type="float">
            <text:p>412395</text:p>
          </table:table-cell>
          <table:table-cell office:value-type="string" calcext:value-type="string">
            <text:p>Santa Mônica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412400" calcext:value-type="float">
            <text:p>412400</text:p>
          </table:table-cell>
          <table:table-cell office:value-type="string" calcext:value-type="string">
            <text:p>Santana do Itararé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412402" calcext:value-type="float">
            <text:p>412402</text:p>
          </table:table-cell>
          <table:table-cell office:value-type="string" calcext:value-type="string">
            <text:p>Santa Tereza do Oeste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412405" calcext:value-type="float">
            <text:p>412405</text:p>
          </table:table-cell>
          <table:table-cell office:value-type="string" calcext:value-type="string">
            <text:p>Santa Terezinha de Itaipu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412410" calcext:value-type="float">
            <text:p>412410</text:p>
          </table:table-cell>
          <table:table-cell office:value-type="string" calcext:value-type="string">
            <text:p>Santo Antônio da Platin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2420" calcext:value-type="float">
            <text:p>412420</text:p>
          </table:table-cell>
          <table:table-cell office:value-type="string" calcext:value-type="string">
            <text:p>Santo Antônio do Caiuá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412430" calcext:value-type="float">
            <text:p>412430</text:p>
          </table:table-cell>
          <table:table-cell office:value-type="string" calcext:value-type="string">
            <text:p>Santo Antônio do Paraíso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12440" calcext:value-type="float">
            <text:p>412440</text:p>
          </table:table-cell>
          <table:table-cell office:value-type="string" calcext:value-type="string">
            <text:p>Santo Antônio do Sudoeste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412450" calcext:value-type="float">
            <text:p>412450</text:p>
          </table:table-cell>
          <table:table-cell office:value-type="string" calcext:value-type="string">
            <text:p>Santo Inácio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 office:value-type="float" office:value="412460" calcext:value-type="float">
            <text:p>412460</text:p>
          </table:table-cell>
          <table:table-cell office:value-type="string" calcext:value-type="string">
            <text:p>São Carlos do Ivaí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412470" calcext:value-type="float">
            <text:p>412470</text:p>
          </table:table-cell>
          <table:table-cell office:value-type="string" calcext:value-type="string">
            <text:p>São Jerônimo da Serr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2480" calcext:value-type="float">
            <text:p>412480</text:p>
          </table:table-cell>
          <table:table-cell office:value-type="string" calcext:value-type="string">
            <text:p>São João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412490" calcext:value-type="float">
            <text:p>412490</text:p>
          </table:table-cell>
          <table:table-cell office:value-type="string" calcext:value-type="string">
            <text:p>São João do Caiuá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412500" calcext:value-type="float">
            <text:p>412500</text:p>
          </table:table-cell>
          <table:table-cell office:value-type="string" calcext:value-type="string">
            <text:p>São João do Ivaí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412510" calcext:value-type="float">
            <text:p>412510</text:p>
          </table:table-cell>
          <table:table-cell office:value-type="string" calcext:value-type="string">
            <text:p>São João do Triunfo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412520" calcext:value-type="float">
            <text:p>412520</text:p>
          </table:table-cell>
          <table:table-cell office:value-type="string" calcext:value-type="string">
            <text:p>São Jorge d'Oeste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412530" calcext:value-type="float">
            <text:p>412530</text:p>
          </table:table-cell>
          <table:table-cell office:value-type="string" calcext:value-type="string">
            <text:p>São Jorge do Ivaí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412535" calcext:value-type="float">
            <text:p>412535</text:p>
          </table:table-cell>
          <table:table-cell office:value-type="string" calcext:value-type="string">
            <text:p>São Jorge do Patrocínio</text:p>
          </table:table-cell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412540" calcext:value-type="float">
            <text:p>412540</text:p>
          </table:table-cell>
          <table:table-cell office:value-type="string" calcext:value-type="string">
            <text:p>São José da Boa Vista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412545" calcext:value-type="float">
            <text:p>412545</text:p>
          </table:table-cell>
          <table:table-cell office:value-type="string" calcext:value-type="string">
            <text:p>São José das Palmeiras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412550" calcext:value-type="float">
            <text:p>412550</text:p>
          </table:table-cell>
          <table:table-cell office:value-type="string" calcext:value-type="string">
            <text:p>São José dos Pinhais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412555" calcext:value-type="float">
            <text:p>412555</text:p>
          </table:table-cell>
          <table:table-cell office:value-type="string" calcext:value-type="string">
            <text:p>São Manoel do Paraná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412560" calcext:value-type="float">
            <text:p>412560</text:p>
          </table:table-cell>
          <table:table-cell office:value-type="string" calcext:value-type="string">
            <text:p>São Mateus do Sul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412570" calcext:value-type="float">
            <text:p>412570</text:p>
          </table:table-cell>
          <table:table-cell office:value-type="string" calcext:value-type="string">
            <text:p>São Miguel do Iguaçu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412575" calcext:value-type="float">
            <text:p>412575</text:p>
          </table:table-cell>
          <table:table-cell office:value-type="string" calcext:value-type="string">
            <text:p>São Pedro do Iguaçu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412580" calcext:value-type="float">
            <text:p>412580</text:p>
          </table:table-cell>
          <table:table-cell office:value-type="string" calcext:value-type="string">
            <text:p>São Pedro do Ivaí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412590" calcext:value-type="float">
            <text:p>412590</text:p>
          </table:table-cell>
          <table:table-cell office:value-type="string" calcext:value-type="string">
            <text:p>São Pedro do Paraná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2600" calcext:value-type="float">
            <text:p>412600</text:p>
          </table:table-cell>
          <table:table-cell office:value-type="string" calcext:value-type="string">
            <text:p>São Sebastião da Amoreira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412610" calcext:value-type="float">
            <text:p>412610</text:p>
          </table:table-cell>
          <table:table-cell office:value-type="string" calcext:value-type="string">
            <text:p>São Tomé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412620" calcext:value-type="float">
            <text:p>412620</text:p>
          </table:table-cell>
          <table:table-cell office:value-type="string" calcext:value-type="string">
            <text:p>Sapopema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412625" calcext:value-type="float">
            <text:p>412625</text:p>
          </table:table-cell>
          <table:table-cell office:value-type="string" calcext:value-type="string">
            <text:p>Sarandi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412627" calcext:value-type="float">
            <text:p>412627</text:p>
          </table:table-cell>
          <table:table-cell office:value-type="string" calcext:value-type="string">
            <text:p>Saudade do Iguaçu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412630" calcext:value-type="float">
            <text:p>412630</text:p>
          </table:table-cell>
          <table:table-cell office:value-type="string" calcext:value-type="string">
            <text:p>Sengés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412635" calcext:value-type="float">
            <text:p>412635</text:p>
          </table:table-cell>
          <table:table-cell office:value-type="string" calcext:value-type="string">
            <text:p>Serranópolis do Iguaçu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412640" calcext:value-type="float">
            <text:p>412640</text:p>
          </table:table-cell>
          <table:table-cell office:value-type="string" calcext:value-type="string">
            <text:p>Sertaneja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412650" calcext:value-type="float">
            <text:p>412650</text:p>
          </table:table-cell>
          <table:table-cell office:value-type="string" calcext:value-type="string">
            <text:p>Sertanópolis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412660" calcext:value-type="float">
            <text:p>412660</text:p>
          </table:table-cell>
          <table:table-cell office:value-type="string" calcext:value-type="string">
            <text:p>Siqueira Campos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12665" calcext:value-type="float">
            <text:p>412665</text:p>
          </table:table-cell>
          <table:table-cell office:value-type="string" calcext:value-type="string">
            <text:p>Sulina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412667" calcext:value-type="float">
            <text:p>412667</text:p>
          </table:table-cell>
          <table:table-cell office:value-type="string" calcext:value-type="string">
            <text:p>Tamarana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412670" calcext:value-type="float">
            <text:p>412670</text:p>
          </table:table-cell>
          <table:table-cell office:value-type="string" calcext:value-type="string">
            <text:p>Tamboar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2680" calcext:value-type="float">
            <text:p>412680</text:p>
          </table:table-cell>
          <table:table-cell office:value-type="string" calcext:value-type="string">
            <text:p>Tapejara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float" office:value="412690" calcext:value-type="float">
            <text:p>412690</text:p>
          </table:table-cell>
          <table:table-cell office:value-type="string" calcext:value-type="string">
            <text:p>Tapira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412700" calcext:value-type="float">
            <text:p>412700</text:p>
          </table:table-cell>
          <table:table-cell office:value-type="string" calcext:value-type="string">
            <text:p>Teixeira Soares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412710" calcext:value-type="float">
            <text:p>412710</text:p>
          </table:table-cell>
          <table:table-cell office:value-type="string" calcext:value-type="string">
            <text:p>Telêmaco Borba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float" office:value="412720" calcext:value-type="float">
            <text:p>412720</text:p>
          </table:table-cell>
          <table:table-cell office:value-type="string" calcext:value-type="string">
            <text:p>Terra Boa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412730" calcext:value-type="float">
            <text:p>412730</text:p>
          </table:table-cell>
          <table:table-cell office:value-type="string" calcext:value-type="string">
            <text:p>Terra Rica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float" office:value="412740" calcext:value-type="float">
            <text:p>412740</text:p>
          </table:table-cell>
          <table:table-cell office:value-type="string" calcext:value-type="string">
            <text:p>Terra Roxa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412750" calcext:value-type="float">
            <text:p>412750</text:p>
          </table:table-cell>
          <table:table-cell office:value-type="string" calcext:value-type="string">
            <text:p>Tibagi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 office:value-type="float" office:value="412760" calcext:value-type="float">
            <text:p>412760</text:p>
          </table:table-cell>
          <table:table-cell office:value-type="string" calcext:value-type="string">
            <text:p>Tijucas do Sul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412770" calcext:value-type="float">
            <text:p>412770</text:p>
          </table:table-cell>
          <table:table-cell office:value-type="string" calcext:value-type="string">
            <text:p>Toledo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412780" calcext:value-type="float">
            <text:p>412780</text:p>
          </table:table-cell>
          <table:table-cell office:value-type="string" calcext:value-type="string">
            <text:p>Tomazina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412785" calcext:value-type="float">
            <text:p>412785</text:p>
          </table:table-cell>
          <table:table-cell office:value-type="string" calcext:value-type="string">
            <text:p>Três Barras do Paraná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412788" calcext:value-type="float">
            <text:p>412788</text:p>
          </table:table-cell>
          <table:table-cell office:value-type="string" calcext:value-type="string">
            <text:p>Tunas do Paraná</text:p>
          </table:table-cell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float" office:value="412790" calcext:value-type="float">
            <text:p>412790</text:p>
          </table:table-cell>
          <table:table-cell office:value-type="string" calcext:value-type="string">
            <text:p>Tuneiras do Oes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2795" calcext:value-type="float">
            <text:p>412795</text:p>
          </table:table-cell>
          <table:table-cell office:value-type="string" calcext:value-type="string">
            <text:p>Tupãssi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412796" calcext:value-type="float">
            <text:p>412796</text:p>
          </table:table-cell>
          <table:table-cell office:value-type="string" calcext:value-type="string">
            <text:p>Turvo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412800" calcext:value-type="float">
            <text:p>412800</text:p>
          </table:table-cell>
          <table:table-cell office:value-type="string" calcext:value-type="string">
            <text:p>Ubiratã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412810" calcext:value-type="float">
            <text:p>412810</text:p>
          </table:table-cell>
          <table:table-cell office:value-type="string" calcext:value-type="string">
            <text:p>Umuarama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412820" calcext:value-type="float">
            <text:p>412820</text:p>
          </table:table-cell>
          <table:table-cell office:value-type="string" calcext:value-type="string">
            <text:p>União da Vitória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412830" calcext:value-type="float">
            <text:p>412830</text:p>
          </table:table-cell>
          <table:table-cell office:value-type="string" calcext:value-type="string">
            <text:p>Uniflor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412840" calcext:value-type="float">
            <text:p>412840</text:p>
          </table:table-cell>
          <table:table-cell office:value-type="string" calcext:value-type="string">
            <text:p>Uraí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412850" calcext:value-type="float">
            <text:p>412850</text:p>
          </table:table-cell>
          <table:table-cell office:value-type="string" calcext:value-type="string">
            <text:p>Wenceslau Braz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412853" calcext:value-type="float">
            <text:p>412853</text:p>
          </table:table-cell>
          <table:table-cell office:value-type="string" calcext:value-type="string">
            <text:p>Ventania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float" office:value="412855" calcext:value-type="float">
            <text:p>412855</text:p>
          </table:table-cell>
          <table:table-cell office:value-type="string" calcext:value-type="string">
            <text:p>Vera Cruz do Oeste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412860" calcext:value-type="float">
            <text:p>412860</text:p>
          </table:table-cell>
          <table:table-cell office:value-type="string" calcext:value-type="string">
            <text:p>Verê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412862" calcext:value-type="float">
            <text:p>412862</text:p>
          </table:table-cell>
          <table:table-cell office:value-type="string" calcext:value-type="string">
            <text:p>Alto Paraíso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412863" calcext:value-type="float">
            <text:p>412863</text:p>
          </table:table-cell>
          <table:table-cell office:value-type="string" calcext:value-type="string">
            <text:p>Doutor Ulysses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412865" calcext:value-type="float">
            <text:p>412865</text:p>
          </table:table-cell>
          <table:table-cell office:value-type="string" calcext:value-type="string">
            <text:p>Virmond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412870" calcext:value-type="float">
            <text:p>412870</text:p>
          </table:table-cell>
          <table:table-cell office:value-type="string" calcext:value-type="string">
            <text:p>Vitorino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412880" calcext:value-type="float">
            <text:p>412880</text:p>
          </table:table-cell>
          <table:table-cell office:value-type="string" calcext:value-type="string">
            <text:p>Xambrê</text:p>
          </table:table-cell>
          <table:table-cell office:value-type="float" office:value="39.5" calcext:value-type="float">
            <text:p>39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42:48.144049000</dc:date>
    <meta:editing-duration>PT1M4S</meta:editing-duration>
    <meta:editing-cycles>1</meta:editing-cycles>
    <meta:document-statistic meta:table-count="1" meta:cell-count="1200" meta:object-count="0"/>
    <meta:generator>LibreOffice_Vanilla/5.2.3.5$MacOSX_X86_64 LibreOffice_project/83adc9c35c74e0badc710d981405858b1179a327</meta:generator>
  </office:meta>
</office:document-meta>
</file>